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02a1c" officeooo:paragraph-rsid="00102a1c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08ec7" officeooo:paragraph-rsid="00108ec7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2pt" fo:font-weight="normal" officeooo:rsid="00102a1c" officeooo:paragraph-rsid="00102a1c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08ec7" officeooo:paragraph-rsid="00108ec7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S</text:p>
      <text:p text:style-name="P1"/>
      <text:p text:style-name="P3">Usuario: Id, nombre completo, teléfono, correo, password, rol, presupuestos</text:p>
      <text:p text:style-name="P3"/>
      <text:p text:style-name="P3">Presupuesto: Id, cliente, referencia, destinatario, dirección, c.postal, ciudad, provincia, comunidad autónoma, país, fecha, precio total</text:p>
      <text:p text:style-name="P3"/>
      <text:p text:style-name="P3">Obra nueva (hereda de Presupuesto): superficie, calidad</text:p>
      <text:p text:style-name="P3"/>
      <text:p text:style-name="P3">Reforma (hereda de Presupuesto): largo, ancho, alto, precio/azulejo, modificación instalación</text:p>
      <text:p text:style-name="P3"/>
      <text:p text:style-name="P3">Cocina (hereda de Reforma): metros lineales mueble, metros lineales encimera</text:p>
      <text:p text:style-name="P3"/>
      <text:p text:style-name="P3">Aseo (hereda de Reforma): número de sanitarios</text:p>
      <text:p text:style-name="P3"/>
      <text:p text:style-name="P3">(Rol: Id, nombre, clientes)</text:p>
      <text:p text:style-name="P3"/>
      <text:p text:style-name="P3"/>
      <text:p text:style-name="P2">ENTIDAD-RELACIÓN</text:p>
      <text:p text:style-name="P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9" meta:word-count="64" meta:character-count="531" meta:non-whitespace-character-count="476"/>
  </office:meta>
</office:document-meta>
</file>